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H"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officeooo:rsid="000926c5" officeooo:paragraph-rsid="00264276" style:font-size-asian="10pt" style:font-size-complex="10pt"/>
    </style:style>
    <style:style style:name="P2" style:family="paragraph" style:parent-style-name="Standard">
      <style:text-properties officeooo:rsid="001ae947" officeooo:paragraph-rsid="001ae947"/>
    </style:style>
    <style:style style:name="P3" style:family="paragraph" style:parent-style-name="Standard">
      <style:text-properties officeooo:rsid="001ae947" officeooo:paragraph-rsid="002142ae"/>
    </style:style>
    <style:style style:name="P4" style:family="paragraph" style:parent-style-name="Standard">
      <style:text-properties officeooo:rsid="001ec70c" officeooo:paragraph-rsid="001ec70c"/>
    </style:style>
    <style:style style:name="P5" style:family="paragraph" style:parent-style-name="Standard">
      <style:text-properties officeooo:rsid="001ec70c" officeooo:paragraph-rsid="002439fe"/>
    </style:style>
    <style:style style:name="P6" style:family="paragraph" style:parent-style-name="Standard">
      <style:text-properties officeooo:rsid="001f7c59" officeooo:paragraph-rsid="001f7c59"/>
    </style:style>
    <style:style style:name="P7" style:family="paragraph" style:parent-style-name="Standard">
      <style:text-properties officeooo:rsid="00225df3" officeooo:paragraph-rsid="00225df3"/>
    </style:style>
    <style:style style:name="P8" style:family="paragraph" style:parent-style-name="Standard">
      <style:text-properties officeooo:rsid="002439fe" officeooo:paragraph-rsid="002439fe"/>
    </style:style>
    <style:style style:name="P9" style:family="paragraph" style:parent-style-name="Standard">
      <style:text-properties fo:font-weight="bold" officeooo:rsid="002439fe" officeooo:paragraph-rsid="002439fe" style:font-weight-asian="bold" style:font-weight-complex="bold"/>
    </style:style>
    <style:style style:name="P10" style:family="paragraph" style:parent-style-name="Standard">
      <style:text-properties fo:font-weight="bold" officeooo:rsid="001ae947" officeooo:paragraph-rsid="001ae947" style:font-weight-asian="bold" style:font-weight-complex="bold"/>
    </style:style>
    <style:style style:name="P11" style:family="paragraph" style:parent-style-name="Standard">
      <style:text-properties fo:font-size="14pt" style:text-underline-style="solid" style:text-underline-width="auto" style:text-underline-color="font-color" fo:font-weight="bold" officeooo:rsid="001ae947" officeooo:paragraph-rsid="001ae947" style:font-size-asian="14pt" style:font-weight-asian="bold" style:font-size-complex="14pt" style:font-weight-complex="bold"/>
    </style:style>
    <style:style style:name="P12" style:family="paragraph" style:parent-style-name="Standard">
      <style:text-properties officeooo:rsid="001cb3e9" officeooo:paragraph-rsid="002142ae"/>
    </style:style>
    <style:style style:name="P13" style:family="paragraph" style:parent-style-name="Standard">
      <style:text-properties style:text-underline-style="solid" style:text-underline-width="auto" style:text-underline-color="font-color" fo:font-weight="bold" officeooo:rsid="002603b0" officeooo:paragraph-rsid="002603b0" style:font-weight-asian="bold" style:font-weight-complex="bold"/>
    </style:style>
    <style:style style:name="P14" style:family="paragraph" style:parent-style-name="Standard">
      <style:text-properties officeooo:rsid="00275de6" officeooo:paragraph-rsid="00275de6"/>
    </style:style>
    <style:style style:name="P15" style:family="paragraph" style:parent-style-name="Table_20_Contents">
      <style:text-properties officeooo:rsid="001ddad3" officeooo:paragraph-rsid="001ddad3"/>
    </style:style>
    <style:style style:name="P16" style:family="paragraph" style:parent-style-name="Table_20_Contents">
      <style:text-properties fo:color="#800000" officeooo:rsid="001ddad3" officeooo:paragraph-rsid="001ddad3"/>
    </style:style>
    <style:style style:name="P17" style:family="paragraph" style:parent-style-name="Standard">
      <style:paragraph-properties fo:break-before="page"/>
      <style:text-properties fo:font-weight="bold" officeooo:rsid="001ae947" officeooo:paragraph-rsid="001ae947" style:font-weight-asian="bold" style:font-weight-complex="bold"/>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70621" style:font-weight-asian="bold" style:font-weight-complex="bold"/>
    </style:style>
    <style:style style:name="T3" style:family="text">
      <style:text-properties fo:font-weight="bold" officeooo:rsid="002e2dba" style:font-weight-asian="bold" style:font-weight-complex="bold"/>
    </style:style>
    <style:style style:name="T4" style:family="text">
      <style:text-properties fo:font-weight="bold" officeooo:rsid="002b7c3f" style:font-weight-asian="bold" style:font-weight-complex="bold"/>
    </style:style>
    <style:style style:name="T5" style:family="text">
      <style:text-properties fo:font-weight="bold" officeooo:rsid="001cb3e9" style:font-weight-asian="bold" style:font-weight-complex="bold"/>
    </style:style>
    <style:style style:name="T6" style:family="text">
      <style:text-properties fo:font-weight="bold" officeooo:rsid="00275de6" style:font-weight-asian="bold" style:font-weight-complex="bold"/>
    </style:style>
    <style:style style:name="T7" style:family="text">
      <style:text-properties fo:font-weight="bold" officeooo:rsid="002861fb" style:font-weight-asian="bold" style:font-weight-complex="bold"/>
    </style:style>
    <style:style style:name="T8" style:family="text">
      <style:text-properties officeooo:rsid="00170621"/>
    </style:style>
    <style:style style:name="T9" style:family="text">
      <style:text-properties officeooo:rsid="002e2dba"/>
    </style:style>
    <style:style style:name="T10" style:family="text">
      <style:text-properties officeooo:rsid="001cb3e9"/>
    </style:style>
    <style:style style:name="T11" style:family="text">
      <style:text-properties officeooo:rsid="002142ae"/>
    </style:style>
    <style:style style:name="T12" style:family="text">
      <style:text-properties officeooo:rsid="00225df3"/>
    </style:style>
    <style:style style:name="T13" style:family="text">
      <style:text-properties officeooo:rsid="002439fe"/>
    </style:style>
    <style:style style:name="T14" style:family="text">
      <style:text-properties officeooo:rsid="0025a374"/>
    </style:style>
    <style:style style:name="T15" style:family="text">
      <style:text-properties officeooo:rsid="002603b0"/>
    </style:style>
    <style:style style:name="T16" style:family="text">
      <style:text-properties officeooo:rsid="00275de6"/>
    </style:style>
    <style:style style:name="T17" style:family="text">
      <style:text-properties officeooo:rsid="00283b10"/>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fgabe1</text:p>
      <text:p text:style-name="P2"/>
      <text:p text:style-name="P13">Längste gemeinsame Teilfolge (LCS)</text:p>
      <text:p text:style-name="P13"/>
      <text:p text:style-name="P10">a)</text:p>
      <text:p text:style-name="P9"><text:span text:style-name="T16">Vorgehen beim </text:span>Bottom Up Approach <text:span text:style-name="T16">(lokale Opimierung)</text:span>:</text:p>
      <text:p text:style-name="P9"/>
      <text:p text:style-name="P8">1) <text:span text:style-name="T1">Fülle die Matrix-Elemente von links nach rechts, und oben nach unten </text:span><text:span text:style-name="T6">wie folgt:</text:span></text:p>
      <text:p text:style-name="P8"/>
      <text:p text:style-name="P8">-Sind die Labels des momentanen Elements verschieden, schreibe die grössere der Zahlen oben oder links ins Element. Gehe weiter zum Element links.</text:p>
      <text:p text:style-name="P8"/>
      <text:p text:style-name="P8">-Sind die Labels gleich, schreibe die Zahl diagonal links oben um 1 erhöht ins Element. Gehe zum ersten Element der nächsten Zeile (oder gehe zum Element links, wenn alle Lösungen gefunden werden sollen).</text:p>
      <text:p text:style-name="P8"/>
      <table:table table:name="Table1" table:style-name="Table1">
        <table:table-column table:style-name="Table1.A" table:number-columns-repeated="7"/>
        <table:table-column table:style-name="Table1.H"/>
        <table:table-row>
          <table:table-cell table:style-name="Table1.A1" office:value-type="string">
            <text:p text:style-name="Table_20_Contents"/>
          </table:table-cell>
          <table:table-cell table:style-name="Table1.A1" office:value-type="string">
            <text:p text:style-name="P15">empty</text:p>
          </table:table-cell>
          <table:table-cell table:style-name="Table1.A1" office:value-type="string">
            <text:p text:style-name="P15">c</text:p>
          </table:table-cell>
          <table:table-cell table:style-name="Table1.A1" office:value-type="string">
            <text:p text:style-name="P15">o</text:p>
          </table:table-cell>
          <table:table-cell table:style-name="Table1.A1" office:value-type="string">
            <text:p text:style-name="P15">m</text:p>
          </table:table-cell>
          <table:table-cell table:style-name="Table1.A1" office:value-type="string">
            <text:p text:style-name="P15">i</text:p>
          </table:table-cell>
          <table:table-cell table:style-name="Table1.A1" office:value-type="string">
            <text:p text:style-name="P15">c</text:p>
          </table:table-cell>
          <table:table-cell table:style-name="Table1.H1" office:value-type="string">
            <text:p text:style-name="P15">s</text:p>
          </table:table-cell>
        </table:table-row>
        <table:table-row>
          <table:table-cell table:style-name="Table1.A2" office:value-type="string">
            <text:p text:style-name="P15">empty</text:p>
          </table:table-cell>
          <table:table-cell table:style-name="Table1.A2" office:value-type="string">
            <text:p text:style-name="P15">0</text:p>
          </table:table-cell>
          <table:table-cell table:style-name="Table1.A2" office:value-type="string">
            <text:p text:style-name="P15"><draw:line text:anchor-type="paragraph" draw:z-index="0" draw:style-name="gr1" draw:text-style-name="P18" svg:x1="-0.1543in" svg:y1="0.1591in" svg:x2="0.0492in" svg:y2="0.289in"><text:p/></draw:line>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H2" office:value-type="string">
            <text:p text:style-name="P15">0</text:p>
          </table:table-cell>
        </table:table-row>
        <table:table-row>
          <table:table-cell table:style-name="Table1.A2" office:value-type="string">
            <text:p text:style-name="P15"><draw:line text:anchor-type="paragraph" draw:z-index="1" draw:style-name="gr1" draw:text-style-name="P18" svg:x1="2.3681in" svg:y1="0.1244in" svg:x2="2.5035in" svg:y2="0.1244in"><text:p/></draw:line><draw:line text:anchor-type="paragraph" draw:z-index="7" draw:style-name="gr1" draw:text-style-name="P18" svg:x1="2.4146in" svg:y1="0.2028in" svg:x2="2.5453in" svg:y2="0.2862in"><text:p/></draw:line>c</text:p>
          </table:table-cell>
          <table:table-cell table:style-name="Table1.A2" office:value-type="string">
            <text:p text:style-name="P15">0</text:p>
          </table:table-cell>
          <table:table-cell table:style-name="Table1.A2" office:value-type="string">
            <text:p text:style-name="P16"><draw:line text:anchor-type="paragraph" draw:z-index="6" draw:style-name="gr1" draw:text-style-name="P18" svg:x1="0.2626in" svg:y1="0.161in" svg:x2="0.2626in" svg:y2="0.3067in"><text:p/></draw:line>1</text:p>
          </table:table-cell>
          <table:table-cell table:style-name="Table1.A2" office:value-type="string">
            <text:p text:style-name="P15">1</text:p>
          </table:table-cell>
          <table:table-cell table:style-name="Table1.A2" office:value-type="string">
            <text:p text:style-name="P15"><draw:line text:anchor-type="paragraph" draw:z-index="2" draw:style-name="gr1" draw:text-style-name="P18" svg:x1="-0.0984in" svg:y1="0.1035in" svg:x2="0.0161in" svg:y2="0.1035in"><text:p/></draw:line>1</text:p>
          </table:table-cell>
          <table:table-cell table:style-name="Table1.A2" office:value-type="string">
            <text:p text:style-name="P15"><draw:line text:anchor-type="paragraph" draw:z-index="3" draw:style-name="gr1" draw:text-style-name="P18" svg:x1="-0.1063in" svg:y1="0.124in" svg:x2="0.013in" svg:y2="0.1193in"><text:p/></draw:line>1</text:p>
          </table:table-cell>
          <table:table-cell table:style-name="Table1.A2" office:value-type="string">
            <text:p text:style-name="P15"><draw:line text:anchor-type="paragraph" draw:z-index="4" draw:style-name="gr1" draw:text-style-name="P18" svg:x1="-0.1047in" svg:y1="0.1035in" svg:x2="0.026in" svg:y2="0.1091in"><text:p/></draw:line>1</text:p>
          </table:table-cell>
          <table:table-cell table:style-name="Table1.H2" office:value-type="string">
            <text:p text:style-name="P15"><draw:line text:anchor-type="paragraph" draw:z-index="5" draw:style-name="gr1" draw:text-style-name="P18" svg:x1="-0.1291in" svg:y1="0.1138in" svg:x2="0.0118in" svg:y2="0.1138in"><text:p/></draw:line>1</text:p>
          </table:table-cell>
        </table:table-row>
        <table:table-row>
          <table:table-cell table:style-name="Table1.A2" office:value-type="string">
            <text:p text:style-name="P15"><draw:line text:anchor-type="paragraph" draw:z-index="10" draw:style-name="gr1" draw:text-style-name="P18" svg:x1="4.9409in" svg:y1="0.111in" svg:x2="5.0189in" svg:y2="0.1157in"><text:p/></draw:line><draw:line text:anchor-type="paragraph" draw:z-index="17" draw:style-name="gr1" draw:text-style-name="P18" svg:x1="5.7583in" svg:y1="0.1945in" svg:x2="5.8728in" svg:y2="0.2929in"><text:p/></draw:line>o</text:p>
          </table:table-cell>
          <table:table-cell table:style-name="Table1.A2" office:value-type="string">
            <text:p text:style-name="P15">0</text:p>
          </table:table-cell>
          <table:table-cell table:style-name="Table1.A2" office:value-type="string">
            <text:p text:style-name="P16"><draw:line text:anchor-type="paragraph" draw:z-index="12" draw:style-name="gr1" draw:text-style-name="P18" svg:x1="0.3665in" svg:y1="0.189in" svg:x2="0.3665in" svg:y2="0.3299in"><text:p/></draw:line>1</text:p>
          </table:table-cell>
          <table:table-cell table:style-name="Table1.A2" office:value-type="string">
            <text:p text:style-name="P16"><draw:line text:anchor-type="paragraph" draw:z-index="13" draw:style-name="gr1" draw:text-style-name="P18" svg:x1="0.3528in" svg:y1="0.1783in" svg:x2="0.3583in" svg:y2="0.2882in"><text:p/></draw:line>2</text:p>
          </table:table-cell>
          <table:table-cell table:style-name="Table1.A2" office:value-type="string">
            <text:p text:style-name="P15"><draw:line text:anchor-type="paragraph" draw:z-index="8" draw:style-name="gr1" draw:text-style-name="P18" svg:x1="-0.1299in" svg:y1="0.0902in" svg:x2="0.0008in" svg:y2="0.0949in"><text:p/></draw:line>2</text:p>
          </table:table-cell>
          <table:table-cell table:style-name="Table1.A2" office:value-type="string">
            <text:p text:style-name="P15"><draw:line text:anchor-type="paragraph" draw:z-index="9" draw:style-name="gr1" draw:text-style-name="P18" svg:x1="-0.1016in" svg:y1="0.111in" svg:x2="0.013in" svg:y2="0.1157in"><text:p/></draw:line>2</text:p>
          </table:table-cell>
          <table:table-cell table:style-name="Table1.A2" office:value-type="string">
            <text:p text:style-name="P15">2</text:p>
          </table:table-cell>
          <table:table-cell table:style-name="Table1.H2" office:value-type="string">
            <text:p text:style-name="P15"><draw:line text:anchor-type="paragraph" draw:z-index="11" draw:style-name="gr1" draw:text-style-name="P18" svg:x1="-0.1134in" svg:y1="0.1008in" svg:x2="0.0165in" svg:y2="0.1008in"><text:p/></draw:line>2</text:p>
          </table:table-cell>
        </table:table-row>
        <table:table-row>
          <table:table-cell table:style-name="Table1.A2" office:value-type="string">
            <text:p text:style-name="P15">s</text:p>
          </table:table-cell>
          <table:table-cell table:style-name="Table1.A2" office:value-type="string">
            <text:p text:style-name="P15">0</text:p>
          </table:table-cell>
          <table:table-cell table:style-name="Table1.A2" office:value-type="string">
            <text:p text:style-name="P16"><draw:line text:anchor-type="paragraph" draw:z-index="18" draw:style-name="gr1" draw:text-style-name="P18" svg:x1="0.3618in" svg:y1="0.1807in" svg:x2="0.3563in" svg:y2="0.3059in"><text:p/></draw:line>1</text:p>
          </table:table-cell>
          <table:table-cell table:style-name="Table1.A2" office:value-type="string">
            <text:p text:style-name="P16"><draw:line text:anchor-type="paragraph" draw:z-index="19" draw:style-name="gr1" draw:text-style-name="P18" svg:x1="0.3736in" svg:y1="0.1807in" svg:x2="0.3736in" svg:y2="0.3059in"><text:p/></draw:line>2</text:p>
          </table:table-cell>
          <table:table-cell table:style-name="Table1.A2" office:value-type="string">
            <text:p text:style-name="P16"><draw:line text:anchor-type="paragraph" draw:z-index="14" draw:style-name="gr1" draw:text-style-name="P18" svg:x1="-0.1138in" svg:y1="0.1075in" svg:x2="0.0055in" svg:y2="0.1075in"><text:p/></draw:line><draw:line text:anchor-type="paragraph" draw:z-index="20" draw:style-name="gr1" draw:text-style-name="P18" svg:x1="-0.0929in" svg:y1="0.1909in" svg:x2="0.0264in" svg:y2="0.2744in"><text:p/></draw:line>2</text:p>
          </table:table-cell>
          <table:table-cell table:style-name="Table1.A2" office:value-type="string">
            <text:p text:style-name="P16"><draw:line text:anchor-type="paragraph" draw:z-index="15" draw:style-name="gr1" draw:text-style-name="P18" svg:x1="-0.1016in" svg:y1="0.1028in" svg:x2="0.0185in" svg:y2="0.1028in"><text:p/></draw:line>2</text:p>
          </table:table-cell>
          <table:table-cell table:style-name="Table1.A2" office:value-type="string">
            <text:p text:style-name="P16"><draw:line text:anchor-type="paragraph" draw:z-index="16" draw:style-name="gr1" draw:text-style-name="P18" svg:x1="-0.1047in" svg:y1="0.0972in" svg:x2="0.0051in" svg:y2="0.1028in"><text:p/></draw:line>2</text:p>
          </table:table-cell>
          <table:table-cell table:style-name="Table1.H2" office:value-type="string">
            <text:p text:style-name="P16">3</text:p>
          </table:table-cell>
        </table:table-row>
        <table:table-row>
          <table:table-cell table:style-name="Table1.A2" office:value-type="string">
            <text:p text:style-name="P15">m</text:p>
          </table:table-cell>
          <table:table-cell table:style-name="Table1.A2" office:value-type="string">
            <text:p text:style-name="P15">0</text:p>
          </table:table-cell>
          <table:table-cell table:style-name="Table1.A2" office:value-type="string">
            <text:p text:style-name="P16"><draw:line text:anchor-type="paragraph" draw:z-index="24" draw:style-name="gr1" draw:text-style-name="P18" svg:x1="0.3457in" svg:y1="0.172in" svg:x2="0.3457in" svg:y2="0.2866in"><text:p/></draw:line>1</text:p>
          </table:table-cell>
          <table:table-cell table:style-name="Table1.A2" office:value-type="string">
            <text:p text:style-name="P16"><draw:line text:anchor-type="paragraph" draw:z-index="25" draw:style-name="gr1" draw:text-style-name="P18" svg:x1="0.3689in" svg:y1="0.178in" svg:x2="0.3791in" svg:y2="0.3181in"><text:p/></draw:line>2</text:p>
          </table:table-cell>
          <table:table-cell table:style-name="Table1.A2" office:value-type="string">
            <text:p text:style-name="P16"><draw:line text:anchor-type="paragraph" draw:z-index="26" draw:style-name="gr1" draw:text-style-name="P18" svg:x1="0.3756in" svg:y1="0.1571in" svg:x2="0.3701in" svg:y2="0.3028in"><text:p/></draw:line>3</text:p>
          </table:table-cell>
          <table:table-cell table:style-name="Table1.A2" office:value-type="string">
            <text:p text:style-name="P15"><draw:line text:anchor-type="paragraph" draw:z-index="21" draw:style-name="gr1" draw:text-style-name="P18" svg:x1="-0.0957in" svg:y1="0.0945in" svg:x2="0.0087in" svg:y2="0.0945in"><text:p/></draw:line><draw:line text:anchor-type="paragraph" draw:z-index="27" draw:style-name="gr1" draw:text-style-name="P18" svg:x1="-0.1165in" svg:y1="0.178in" svg:x2="0.0087in" svg:y2="0.2717in"><text:p/></draw:line>3</text:p>
          </table:table-cell>
          <table:table-cell table:style-name="Table1.A2" office:value-type="string">
            <text:p text:style-name="P15"><draw:line text:anchor-type="paragraph" draw:z-index="22" draw:style-name="gr1" draw:text-style-name="P18" svg:x1="-0.0783in" svg:y1="0.1047in" svg:x2="0.0201in" svg:y2="0.1094in"><text:p/></draw:line>3</text:p>
          </table:table-cell>
          <table:table-cell table:style-name="Table1.H2" office:value-type="string">
            <text:p text:style-name="P15"><draw:line text:anchor-type="paragraph" draw:z-index="23" draw:style-name="gr1" draw:text-style-name="P18" svg:x1="-0.1083in" svg:y1="0.1098in" svg:x2="0.0016in" svg:y2="0.1098in"><text:p/></draw:line>3</text:p>
          </table:table-cell>
        </table:table-row>
        <table:table-row>
          <table:table-cell table:style-name="Table1.A2" office:value-type="string">
            <text:p text:style-name="P15">i</text:p>
          </table:table-cell>
          <table:table-cell table:style-name="Table1.A2" office:value-type="string">
            <text:p text:style-name="P15">0</text:p>
          </table:table-cell>
          <table:table-cell table:style-name="Table1.A2" office:value-type="string">
            <text:p text:style-name="P16"><draw:line text:anchor-type="paragraph" draw:z-index="30" draw:style-name="gr1" draw:text-style-name="P18" svg:x1="0.3563in" svg:y1="0.1744in" svg:x2="0.3563in" svg:y2="0.2945in"><text:p/></draw:line>1</text:p>
          </table:table-cell>
          <table:table-cell table:style-name="Table1.A2" office:value-type="string">
            <text:p text:style-name="P16"><draw:line text:anchor-type="paragraph" draw:z-index="31" draw:style-name="gr1" draw:text-style-name="P18" svg:x1="0.363in" svg:y1="0.1902in" svg:x2="0.3583in" svg:y2="0.3094in"><text:p/></draw:line>2</text:p>
          </table:table-cell>
          <table:table-cell table:style-name="Table1.A2" office:value-type="string">
            <text:p text:style-name="P16"><draw:line text:anchor-type="paragraph" draw:z-index="32" draw:style-name="gr1" draw:text-style-name="P18" svg:x1="0.3965in" svg:y1="0.1638in" svg:x2="0.4012in" svg:y2="0.2839in"><text:p/></draw:line>3</text:p>
          </table:table-cell>
          <table:table-cell table:style-name="Table1.A2" office:value-type="string">
            <text:p text:style-name="P16"><draw:line text:anchor-type="paragraph" draw:z-index="33" draw:style-name="gr1" draw:text-style-name="P18" svg:x1="0.3937in" svg:y1="0.1591in" svg:x2="0.3937in" svg:y2="0.2945in"><text:p/></draw:line>4</text:p>
          </table:table-cell>
          <table:table-cell table:style-name="Table1.A2" office:value-type="string">
            <text:p text:style-name="P15"><draw:line text:anchor-type="paragraph" draw:z-index="28" draw:style-name="gr1" draw:text-style-name="P18" svg:x1="-0.0839in" svg:y1="0.0807in" svg:x2="0.0051in" svg:y2="0.0862in"><text:p/></draw:line><draw:line text:anchor-type="paragraph" draw:z-index="34" draw:style-name="gr1" draw:text-style-name="P18" svg:x1="-0.1307in" svg:y1="0.1799in" svg:x2="0.0409in" svg:y2="0.2843in"><text:p/></draw:line>4</text:p>
          </table:table-cell>
          <table:table-cell table:style-name="Table1.H2" office:value-type="string">
            <text:p text:style-name="P15"><draw:line text:anchor-type="paragraph" draw:z-index="29" draw:style-name="gr1" draw:text-style-name="P18" svg:x1="-0.1028in" svg:y1="0.1118in" svg:x2="0.0016in" svg:y2="0.1071in"><text:p/></draw:line>4</text:p>
          </table:table-cell>
        </table:table-row>
        <table:table-row>
          <table:table-cell table:style-name="Table1.A2" office:value-type="string">
            <text:p text:style-name="P15"><draw:line text:anchor-type="paragraph" draw:z-index="35" draw:style-name="gr1" draw:text-style-name="P18" svg:x1="5.7638in" svg:y1="0.1035in" svg:x2="5.8472in" svg:y2="0.1035in"><text:p/></draw:line>c</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6">2</text:p>
          </table:table-cell>
          <table:table-cell table:style-name="Table1.A2" office:value-type="string">
            <text:p text:style-name="P16">3</text:p>
          </table:table-cell>
          <table:table-cell table:style-name="Table1.A2" office:value-type="string">
            <text:p text:style-name="P16">4</text:p>
          </table:table-cell>
          <table:table-cell table:style-name="Table1.A2" office:value-type="string">
            <text:p text:style-name="P16">5</text:p>
          </table:table-cell>
          <table:table-cell table:style-name="Table1.H2" office:value-type="string">
            <text:p text:style-name="P15">5</text:p>
          </table:table-cell>
        </table:table-row>
      </table:table>
      <text:p text:style-name="P2"/>
      <text:p text:style-name="P8">2) <text:span text:style-name="T1">Lösung rauslesen </text:span><text:span text:style-name="T6">wie folgt</text:span><text:span text:style-name="T1">:</text:span></text:p>
      <text:p text:style-name="P5"/>
      <text:p text:style-name="P5">-Starte rechts unten. </text:p>
      <text:p text:style-name="P5"/>
      <text:p text:style-name="P5">-Folge dem Pfad <text:span text:style-name="T15">nach links oben</text:span> <text:span text:style-name="T15">in Richtung der grössten Zahlen</text:span>. </text:p>
      <text:p text:style-name="P5"/>
      <text:p text:style-name="P5">-<text:span text:style-name="T15">Sind die Nachbarn oben, links und links oben gleich gross, dann gehe nach links oben</text:span></text:p>
      <text:p text:style-name="P5"/>
      <text:p text:style-name="P5">-<text:span text:style-name="T17">Schreibe</text:span> die Elemente raus, welche diagonal <text:span text:style-name="T17">nach links oben</text:span> verlassen werden: </text:p>
      <text:p text:style-name="P5">c i m o c</text:p>
      <text:p text:style-name="P4"/>
      <text:p text:style-name="P4">-Vertausche die Reihenfolge:</text:p>
      <text:p text:style-name="P4">c o m i c</text:p>
      <text:p text:style-name="P10"/>
      <text:p text:style-name="P17">b)</text:p>
      <text:p text:style-name="P9">Asymptotische Komplexität/ <text:span text:style-name="T14">Zeitkomplexität:</text:span></text:p>
      <text:p text:style-name="P8"/>
      <text:p text:style-name="P6">m := len(string1) </text:p>
      <text:p text:style-name="P6">n := len(string2)</text:p>
      <text:p text:style-name="P6"/>
      <text:p text:style-name="P6">Die Matrix hat Dimension m*n. </text:p>
      <text:p text:style-name="P7">Um die Matrix aufzubauen sind <text:span text:style-name="T13">maximal</text:span> m*n Vergleiche nötig.</text:p>
      <text:p text:style-name="P7">Um die Lösung abzulesen sind max(m,n) Vergleiche nötig</text:p>
      <text:p text:style-name="P14">Mit den besten Implementierungen des bottom-up Verfahrens, muss nicht die gesamte Matrix gefüllt werden. Im Allgemeinen Fall ist die Einsparung jedoch nur von konstanter Grössenordnung und hat auf die asymptotische Komplexität keinen Einfluss.</text:p>
      <text:p text:style-name="P7"/>
      <text:p text:style-name="P7">Das Problem mit dem <text:span text:style-name="T16">b</text:span>ottom – <text:span text:style-name="T16">u</text:span>p Verfahren hat somit eine asymptotische Komplexität von O(m*n)</text:p>
      <text:p text:style-name="P7"/>
      <text:p text:style-name="P14">Die minimale asympotische Komplexität ist O(n), wenn die zwei Strings identisch sind</text:p>
      <text:p text:style-name="P2"/>
      <text:p text:style-name="P10">c)</text:p>
      <text:p text:style-name="P2">Das in den 50er Jahren von <text:span text:style-name="T1">Richard Bellman</text:span> entwickelte Verfahren der dynamischen Programmierung ist ein Optimierungsverfahren. Er <text:span text:style-name="T11">soll </text:span>später <text:span text:style-name="T11">angedeutet haben</text:span>, dass er den Namen aus <text:span text:style-name="T1">Marketingüberlegung</text:span> wählte, da <text:span text:style-name="T11">zu dieser Zeit</text:span> im Verteidigungsministerium die Begriffe Mathematik und Wissenschaft eine negativ<text:span text:style-name="T11">ere</text:span> Konnotation hatten <text:span text:style-name="T11">als Kommunismus</text:span>.</text:p>
      <text:p text:style-name="P2"/>
      <text:p text:style-name="P3">Es gibt jedoch tatsächlich eine Verbindung zur <text:span text:style-name="T1">Dynamik</text:span>. Dynamik ist neben Statik ein Begriff der Mechanik. In der Dynamik werden <text:span text:style-name="T11">Bewegungen von</text:span> bewegte<text:span text:style-name="T11">n</text:span> Körper<text:span text:style-name="T12">n</text:span> mit Hilfe von Differenzialgleichungen beschrieben. Um das Verhalten dieser Körper zu steuern und <text:span text:style-name="T11">zu </text:span>kontrollieren, werden mathematische Optimierungsalgorithmen verwendet. <text:span text:style-name="T10">Die </text:span><text:span text:style-name="T1">Bellman </text:span><text:span text:style-name="T5">Gleichung</text:span><text:span text:style-name="T10"> wurde ursprünglich in der Regelungstechnik verwendet, um</text:span> linearisierte dynamische Regelpropleme <text:span text:style-name="T10">mit Hilfe eines sogenannten Optimalen Reglers</text:span> <text:span text:style-name="T10">optimal zu</text:span> lösen. <text:span text:style-name="T10">Das Ergebnis dieser Berechnung ist auch dort eine Matrix mit Zahlen, welche dann in ein Computerprogramm eingebaut wird, welches Regler genannt wird. Das Wort Optimal kann in diesem Zusammenhang ebenfalls entweder der Marketingküche zugeordnet werden oder es kann eine beliebige mathematische Erklärung angegeben werden.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0926c5" officeooo:paragraph-rsid="00264276" style:font-size-asian="10pt" style:font-size-complex="10pt"/>
    </style:style>
    <style:style style:name="MT1" style:family="text">
      <style:text-properties fo:font-weight="bold" officeooo:rsid="00170621" style:font-weight-asian="bold" style:font-weight-complex="bold"/>
    </style:style>
    <style:style style:name="MT2" style:family="text">
      <style:text-properties fo:font-weight="bold" officeooo:rsid="002e2dba" style:font-weight-asian="bold" style:font-weight-complex="bold"/>
    </style:style>
    <style:style style:name="MT3" style:family="text">
      <style:text-properties fo:font-weight="bold" style:font-weight-asian="bold" style:font-weight-complex="bold"/>
    </style:style>
    <style:style style:name="MT4" style:family="text">
      <style:text-properties fo:font-weight="bold" officeooo:rsid="002861fb" style:font-weight-asian="bold" style:font-weight-complex="bold"/>
    </style:style>
    <style:style style:name="MT5" style:family="text">
      <style:text-properties officeooo:rsid="00170621"/>
    </style:style>
    <style:style style:name="MT6" style:family="text">
      <style:text-properties officeooo:rsid="002e2d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text:span><text:span text:style-name="MT2">CL I</text:span><text:span text:style-name="MT1">I</text:span><text:span text:style-name="MT2"> –</text:span><text:span text:style-name="MT3"> Loesungen Uebung </text:span><text:span text:style-name="MT2">0</text:span><text:span text:style-name="MT4">5</text:span><text:tab/> </text:p>
        <text:p text:style-name="MP1"><text:span text:style-name="MT5">Linus Manser (lmanser, 13-791-132) und </text:span>Roland Benz <text:span text:style-name="MT6">(</text:span>rolben, 97-923-163<text:span text:style-name="MT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08:37:04.899286413</meta:creation-date>
    <meta:generator>LibreOffice/4.4.6.3$Linux_x86 LibreOffice_project/40m0$Build-3</meta:generator>
    <dc:date>2016-05-07T09:51:54.922876882</dc:date>
    <meta:editing-duration>PT54M46S</meta:editing-duration>
    <meta:editing-cycles>11</meta:editing-cycles>
    <meta:document-statistic meta:table-count="1" meta:image-count="0" meta:object-count="0" meta:page-count="2" meta:paragraph-count="93" meta:word-count="463" meta:character-count="2856" meta:non-whitespace-character-count="2476"/>
  </office:meta>
</office:document-meta>
</file>